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9.4mm"/>
    </style:style>
    <style:style style:name="co3" style:family="table-column">
      <style:table-column-properties fo:break-before="auto" style:column-width="7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99"/>
    <style:style style:name="ce5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4" table:default-cell-style-name="ce1"/>
        <table:table-column table:style-name="co4" table:number-columns-repeated="1017" table:default-cell-style-name="Default"/>
        <table:table-row table:style-name="ro1">
          <table:table-cell/>
          <table:table-cell office:value-type="string" calcext:value-type="string">
            <text:p>Cad-mode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# in Sce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AlbiHimbeerJuice</text:p>
          </table:table-cell>
          <table:table-cell/>
          <table:table-cell office:value-type="string" calcext:value-type="string">
            <text:p>Juice</text:p>
          </table:table-cell>
          <table:table-cell table:number-columns-repeated="3" table:style-name="ce3" office:value-type="string" calcext:value-type="string">
            <text:p>x</text:p>
          </table:table-cell>
          <table:table-cell table:formula="of:=COUNTA([.H2:.BE2])" office:value-type="float" office:value="7" calcext:value-type="float">
            <text:p>7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5"/>
          <table:table-cell table:number-columns-repeated="2" table:style-name="ce3" office:value-type="string" calcext:value-type="string">
            <text:p>x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lueCeramicIkeaMug</text:p>
          </table:table-cell>
          <table:table-cell/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:.BE3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1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Blue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4:.BE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Plastic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5:.BE5])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BluePlasticFork</text:p>
          </table:table-cell>
          <table:table-cell/>
          <table:table-cell office:value-type="string" calcext:value-type="string">
            <text:p>Fork</text:p>
          </table:table-cell>
          <table:table-cell table:style-name="ce4"/>
          <table:table-cell/>
          <table:table-cell table:style-name="ce3" office:value-type="string" calcext:value-type="string">
            <text:p>x</text:p>
          </table:table-cell>
          <table:table-cell table:formula="of:=COUNTA([.H6:.BE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7:.BE7])" office:value-type="float" office:value="0" calcext:value-type="float">
            <text:p>0</text:p>
          </table:table-cell>
          <table:table-cell table:number-columns-repeated="6"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Blue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8:.BE8])" office:value-type="float" office:value="8" calcext:value-type="float">
            <text:p>8</text:p>
          </table:table-cell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3"/>
          <table:table-cell table:number-columns-repeated="2" table:style-name="ce3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upEcoOrange</text:p>
          </table:table-cell>
          <table:table-cell/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formula="of:=COUNTA([.H9:.BE9])" office:value-type="float" office:value="8" calcext:value-type="float">
            <text:p>8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dekaRed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0:.BE10])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ElBrygCoffe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1:.BE11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0"/>
          <table:table-cell table:number-columns-repeated="2" table:style-name="ce3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12:.BE12])" office:value-type="float" office:value="9" calcext:value-type="float">
            <text:p>9</text:p>
          </table:table-cell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Jod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13:.BE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lloggsCornFlake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4:.BE14])" office:value-type="float" office:value="8" calcext:value-type="float">
            <text:p>8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KelloggsToppasMini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5:.BE15])" office:value-type="float" office:value="8" calcext:value-type="float">
            <text:p>8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KnusperSchokoKek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6:.BE16])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KoellnMuesliKnusperHonigNus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7:.BE17])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LargeGreySpoon</text:p>
          </table:table-cell>
          <table:table-cell office:value-type="string" calcext:value-type="string">
            <text:p>could be better</text:p>
          </table:table-cell>
          <table:table-cell office:value-type="string" calcext:value-type="string">
            <text:p>Spoon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18:.BE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uxCup</text:p>
          </table:table-cell>
          <table:table-cell office:value-type="string" calcext:value-type="string">
            <text:p>(some bad spots inside)</text:p>
          </table:table-cell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9:.BE19])" office:value-type="float" office:value="8" calcext:value-type="float">
            <text:p>8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LionCerealBox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0:.BE20])" office:value-type="float" office:value="8" calcext:value-type="float">
            <text:p>8</text:p>
          </table:table-cell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Marken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1:.BE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er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2:.BE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minPancakeMi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23:.BE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quikCereal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4:.BE24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PfannerGruneIcetea</text:p>
          </table:table-cell>
          <table:table-cell/>
          <table:table-cell office:value-type="string" calcext:value-type="string">
            <text:p>Juice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5:.BE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fannerPfirsichIcetea</text:p>
          </table:table-cell>
          <table:table-cell/>
          <table:table-cell office:value-type="string" calcext:value-type="string">
            <text:p>Juice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6:.BE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MetalBowlWhiteSpeckles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7:.BE27])" office:value-type="float" office:value="9" calcext:value-type="float">
            <text:p>9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RedMetalCupWhiteSpeckles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 table:formula="of:=COUNTA([.H28:.BE28])" office:value-type="float" office:value="8" calcext:value-type="float">
            <text:p>8</text:p>
          </table:table-cell>
          <table:table-cell table:number-columns-repeated="4"/>
          <table:table-cell table:style-name="ce3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Red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9:.BE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PlasticFork</text:p>
          </table:table-cell>
          <table:table-cell/>
          <table:table-cell office:value-type="string" calcext:value-type="string">
            <text:p>Fork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0:.BE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1:.BE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2:.BE32])" office:value-type="float" office:value="9" calcext:value-type="float">
            <text:p>9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ineButter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3:.BE33])" office:value-type="float" office:value="8" calcext:value-type="float">
            <text:p>8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3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SeverinPancakeMaker</text:p>
          </table:table-cell>
          <table:table-cell/>
          <table:table-cell office:value-type="string" calcext:value-type="string">
            <text:p>PancakeMaker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4:.BE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gBottle</text:p>
          </table:table-cell>
          <table:table-cell/>
          <table:table-cell office:value-type="string" calcext:value-type="string">
            <text:p>DrinkingBottl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5:.BE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ttedSpatula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Spatula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6:.BE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7:.BE37])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4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SpitzenReis</text:p>
          </table:table-cell>
          <table:table-cell/>
          <table:table-cell office:value-type="string" calcext:value-type="string">
            <text:p>Ric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8:.BE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atoAlGustoBasilikum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39:.BE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atoSauceOroDiParma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40:.BE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l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1:.BE41])" office:value-type="float" office:value="8" calcext:value-type="float">
            <text:p>8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WeideMilchSmall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2:.BE42])" office:value-type="float" office:value="8" calcext:value-type="float">
            <text:p>8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WhiteCeramicIkea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43:.BE43])" office:value-type="float" office:value="8" calcext:value-type="float">
            <text:p>8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YellowCeramicPlate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44:.BE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number-columns-repeated="2"/>
          <table:table-cell table:style-name="ce5" table:formula="of:=COUNTA([.D2:.D44])" office:value-type="float" office:value="23" calcext:value-type="float">
            <text:p>23</text:p>
          </table:table-cell>
          <table:table-cell table:style-name="ce5" table:formula="of:=COUNTA([.E2:.E44])" office:value-type="float" office:value="8" calcext:value-type="float">
            <text:p>8</text:p>
          </table:table-cell>
          <table:table-cell table:style-name="ce5" table:formula="of:=COUNTA([.F2:.F44])" office:value-type="float" office:value="22" calcext:value-type="float">
            <text:p>22</text:p>
          </table:table-cell>
          <table:table-cell table:style-name="ce2"/>
          <table:table-cell table:style-name="ce2" table:formula="of:=COUNTA([.H2:.H44])" office:value-type="float" office:value="5" calcext:value-type="float">
            <text:p>5</text:p>
          </table:table-cell>
          <table:table-cell table:style-name="ce2" table:formula="of:=COUNTA([.I2:.I44])" office:value-type="float" office:value="4" calcext:value-type="float">
            <text:p>4</text:p>
          </table:table-cell>
          <table:table-cell table:style-name="ce2" table:formula="of:=COUNTA([.J2:.J44])" office:value-type="float" office:value="4" calcext:value-type="float">
            <text:p>4</text:p>
          </table:table-cell>
          <table:table-cell table:style-name="ce2" table:formula="of:=COUNTA([.K2:.K44])" office:value-type="float" office:value="4" calcext:value-type="float">
            <text:p>4</text:p>
          </table:table-cell>
          <table:table-cell table:style-name="ce2" table:formula="of:=COUNTA([.L2:.L44])" office:value-type="float" office:value="5" calcext:value-type="float">
            <text:p>5</text:p>
          </table:table-cell>
          <table:table-cell table:style-name="ce2" table:formula="of:=COUNTA([.M2:.M44])" office:value-type="float" office:value="5" calcext:value-type="float">
            <text:p>5</text:p>
          </table:table-cell>
          <table:table-cell table:style-name="ce2" table:formula="of:=COUNTA([.N2:.N44])" office:value-type="float" office:value="5" calcext:value-type="float">
            <text:p>5</text:p>
          </table:table-cell>
          <table:table-cell table:style-name="ce2" table:formula="of:=COUNTA([.O2:.O44])" office:value-type="float" office:value="3" calcext:value-type="float">
            <text:p>3</text:p>
          </table:table-cell>
          <table:table-cell table:style-name="ce2" table:formula="of:=COUNTA([.P2:.P44])" office:value-type="float" office:value="4" calcext:value-type="float">
            <text:p>4</text:p>
          </table:table-cell>
          <table:table-cell table:style-name="ce2" table:formula="of:=COUNTA([.Q2:.Q44])" office:value-type="float" office:value="5" calcext:value-type="float">
            <text:p>5</text:p>
          </table:table-cell>
          <table:table-cell table:style-name="ce2" table:formula="of:=COUNTA([.R2:.R44])" office:value-type="float" office:value="3" calcext:value-type="float">
            <text:p>3</text:p>
          </table:table-cell>
          <table:table-cell table:style-name="ce2" table:formula="of:=COUNTA([.S2:.S44])" office:value-type="float" office:value="4" calcext:value-type="float">
            <text:p>4</text:p>
          </table:table-cell>
          <table:table-cell table:style-name="ce2" table:formula="of:=COUNTA([.T2:.T44])" office:value-type="float" office:value="4" calcext:value-type="float">
            <text:p>4</text:p>
          </table:table-cell>
          <table:table-cell table:style-name="ce2" table:formula="of:=COUNTA([.U2:.U44])" office:value-type="float" office:value="4" calcext:value-type="float">
            <text:p>4</text:p>
          </table:table-cell>
          <table:table-cell table:style-name="ce2" table:formula="of:=COUNTA([.V2:.V44])" office:value-type="float" office:value="3" calcext:value-type="float">
            <text:p>3</text:p>
          </table:table-cell>
          <table:table-cell table:style-name="ce2" table:formula="of:=COUNTA([.W2:.W44])" office:value-type="float" office:value="3" calcext:value-type="float">
            <text:p>3</text:p>
          </table:table-cell>
          <table:table-cell table:style-name="ce2" table:formula="of:=COUNTA([.X2:.X44])" office:value-type="float" office:value="5" calcext:value-type="float">
            <text:p>5</text:p>
          </table:table-cell>
          <table:table-cell table:style-name="ce2" table:formula="of:=COUNTA([.Y2:.Y44])" office:value-type="float" office:value="4" calcext:value-type="float">
            <text:p>4</text:p>
          </table:table-cell>
          <table:table-cell table:style-name="ce2" table:formula="of:=COUNTA([.Z2:.Z44])" office:value-type="float" office:value="3" calcext:value-type="float">
            <text:p>3</text:p>
          </table:table-cell>
          <table:table-cell table:style-name="ce2" table:formula="of:=COUNTA([.AA2:.AA44])" office:value-type="float" office:value="4" calcext:value-type="float">
            <text:p>4</text:p>
          </table:table-cell>
          <table:table-cell table:style-name="ce2" table:formula="of:=COUNTA([.AB2:.AB44])" office:value-type="float" office:value="4" calcext:value-type="float">
            <text:p>4</text:p>
          </table:table-cell>
          <table:table-cell table:style-name="ce2" table:formula="of:=COUNTA([.AC2:.AC44])" office:value-type="float" office:value="4" calcext:value-type="float">
            <text:p>4</text:p>
          </table:table-cell>
          <table:table-cell table:style-name="ce2" table:formula="of:=COUNTA([.AD2:.AD44])" office:value-type="float" office:value="4" calcext:value-type="float">
            <text:p>4</text:p>
          </table:table-cell>
          <table:table-cell table:style-name="ce2" table:formula="of:=COUNTA([.AE2:.AE44])" office:value-type="float" office:value="3" calcext:value-type="float">
            <text:p>3</text:p>
          </table:table-cell>
          <table:table-cell table:style-name="ce2" table:formula="of:=COUNTA([.AF2:.AF44])" office:value-type="float" office:value="3" calcext:value-type="float">
            <text:p>3</text:p>
          </table:table-cell>
          <table:table-cell table:style-name="ce2" table:formula="of:=COUNTA([.AG2:.AG44])" office:value-type="float" office:value="3" calcext:value-type="float">
            <text:p>3</text:p>
          </table:table-cell>
          <table:table-cell table:style-name="ce2" table:formula="of:=COUNTA([.AH2:.AH44])" office:value-type="float" office:value="3" calcext:value-type="float">
            <text:p>3</text:p>
          </table:table-cell>
          <table:table-cell table:style-name="ce2" table:formula="of:=COUNTA([.AI2:.AI44])" office:value-type="float" office:value="3" calcext:value-type="float">
            <text:p>3</text:p>
          </table:table-cell>
          <table:table-cell table:style-name="ce2" table:formula="of:=COUNTA([.AJ2:.AJ44])" office:value-type="float" office:value="3" calcext:value-type="float">
            <text:p>3</text:p>
          </table:table-cell>
          <table:table-cell table:style-name="ce2" table:formula="of:=COUNTA([.AK2:.AK44])" office:value-type="float" office:value="3" calcext:value-type="float">
            <text:p>3</text:p>
          </table:table-cell>
          <table:table-cell table:style-name="ce2" table:formula="of:=COUNTA([.AL2:.AL44])" office:value-type="float" office:value="2" calcext:value-type="float">
            <text:p>2</text:p>
          </table:table-cell>
          <table:table-cell table:style-name="ce2" table:formula="of:=COUNTA([.AM2:.AM44])" office:value-type="float" office:value="2" calcext:value-type="float">
            <text:p>2</text:p>
          </table:table-cell>
          <table:table-cell table:style-name="ce2" table:formula="of:=COUNTA([.AN2:.AN44])" office:value-type="float" office:value="2" calcext:value-type="float">
            <text:p>2</text:p>
          </table:table-cell>
          <table:table-cell table:style-name="ce2" table:formula="of:=COUNTA([.AO2:.AO44])" office:value-type="float" office:value="2" calcext:value-type="float">
            <text:p>2</text:p>
          </table:table-cell>
          <table:table-cell table:style-name="ce2" table:formula="of:=COUNTA([.AP2:.AP44])" office:value-type="float" office:value="4" calcext:value-type="float">
            <text:p>4</text:p>
          </table:table-cell>
          <table:table-cell table:style-name="ce2" table:formula="of:=COUNTA([.AQ2:.AQ44])" office:value-type="float" office:value="5" calcext:value-type="float">
            <text:p>5</text:p>
          </table:table-cell>
          <table:table-cell table:style-name="ce2" table:formula="of:=COUNTA([.AR2:.AR44])" office:value-type="float" office:value="5" calcext:value-type="float">
            <text:p>5</text:p>
          </table:table-cell>
          <table:table-cell table:style-name="ce2" table:formula="of:=COUNTA([.AS2:.AS44])" office:value-type="float" office:value="4" calcext:value-type="float">
            <text:p>4</text:p>
          </table:table-cell>
          <table:table-cell table:style-name="ce2" table:formula="of:=COUNTA([.AT2:.AT44])" office:value-type="float" office:value="5" calcext:value-type="float">
            <text:p>5</text:p>
          </table:table-cell>
          <table:table-cell table:style-name="ce2" table:formula="of:=COUNTA([.AU2:.AU44])" office:value-type="float" office:value="4" calcext:value-type="float">
            <text:p>4</text:p>
          </table:table-cell>
          <table:table-cell table:style-name="ce2" table:formula="of:=COUNTA([.AV2:.AV44])" office:value-type="float" office:value="3" calcext:value-type="float">
            <text:p>3</text:p>
          </table:table-cell>
          <table:table-cell table:style-name="ce2" table:formula="of:=COUNTA([.AW2:.AW44])" office:value-type="float" office:value="4" calcext:value-type="float">
            <text:p>4</text:p>
          </table:table-cell>
          <table:table-cell table:style-name="ce2" table:formula="of:=COUNTA([.AX2:.AX44])" office:value-type="float" office:value="2" calcext:value-type="float">
            <text:p>2</text:p>
          </table:table-cell>
          <table:table-cell table:style-name="ce2" table:formula="of:=COUNTA([.AY2:.AY44])" office:value-type="float" office:value="5" calcext:value-type="float">
            <text:p>5</text:p>
          </table:table-cell>
          <table:table-cell table:style-name="ce2" table:formula="of:=COUNTA([.AZ2:.AZ44])" office:value-type="float" office:value="3" calcext:value-type="float">
            <text:p>3</text:p>
          </table:table-cell>
          <table:table-cell table:style-name="ce2" table:formula="of:=COUNTA([.BA2:.BA44])" office:value-type="float" office:value="4" calcext:value-type="float">
            <text:p>4</text:p>
          </table:table-cell>
          <table:table-cell table:style-name="ce2" table:formula="of:=COUNTA([.BB2:.BB44])" office:value-type="float" office:value="3" calcext:value-type="float">
            <text:p>3</text:p>
          </table:table-cell>
          <table:table-cell table:style-name="ce2" table:formula="of:=COUNTA([.BC2:.BC44])" office:value-type="float" office:value="4" calcext:value-type="float">
            <text:p>4</text:p>
          </table:table-cell>
          <table:table-cell table:style-name="ce2" table:formula="of:=COUNTA([.BD2:.BD44])" office:value-type="float" office:value="5" calcext:value-type="float">
            <text:p>5</text:p>
          </table:table-cell>
          <table:table-cell table:style-name="ce2" table:formula="of:=COUNTA([.BE2:.BE44])" office:value-type="float" office:value="5" calcext:value-type="float">
            <text:p>5</text:p>
          </table:table-cell>
          <table:table-cell table:style-name="ce2" table:number-columns-repeated="96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.00.0000</text:date>, <text:time style:data-style-name="N2" text:time-value="15:32:05.0171805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15:52.396765181</meta:creation-date>
    <dc:date>2018-05-09T16:58:07.364934377</dc:date>
    <meta:editing-duration>PT7H20M40S</meta:editing-duration>
    <meta:editing-cycles>86</meta:editing-cycles>
    <meta:generator>LibreOffice/5.1.6.2$Linux_X86_64 LibreOffice_project/10m0$Build-2</meta:generator>
    <meta:document-statistic meta:table-count="1" meta:cell-count="480" meta:object-count="0"/>
  </office:meta>
</office:document-meta>
</file>